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9.18   |   <text:a xlink:type="simple" xlink:href="http://palinfo.habago.org/Entry?Command=Information_PrintForum#FORUM40396"><text:span text:style-name="T1">#</text:span></text:a></text:p>
      <text:p text:style-name="P2">【廣告時間】生命是個奇蹟 Life Is A Miracle</text:p>
      <text:p text:style-name="P2">在台上映日期： 2005-10-21</text:p>
      <text:p text:style-name="P2"/>
      <text:p text:style-name="P2">lifeisamiracle00003.jpg</text:p>
      <text:p text:style-name="P2"/>
      <text:p text:style-name="P2">（一隻失戀的驢子）</text:p>
      <text:p text:style-name="P2"/>
      <text:p text:style-name="P2">類　　型： 劇情 </text:p>
      <text:p text:style-name="P2">片　　長： 155分鐘 </text:p>
      <text:p text:style-name="P2">分　　級： 輔導級 </text:p>
      <text:p text:style-name="P2">導　　演： 艾米爾 庫斯杜力卡（Emir Kusturica） </text:p>
      <text:p text:style-name="P2">演　　員： Slavko Stimac飾演 盧卡，Natasa Solak飾演莎巴哈，Vesna Trivalic飾演嘉蘭卡，Vuk Kostic飾演米洛許，Stribor Kusturica飾演上尉 艾列克西，Obrad Durovic飾演維尤 </text:p>
      <text:p text:style-name="P2">發行公司： 聯影</text:p>
      <text:p text:style-name="P2"/>
      <text:p text:style-name="P2">lifeisamiracle00002.jpg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